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automatic-styles>
    <style:style style:name="P1" style:family="paragraph" style:parent-style-name="Standard">
      <style:text-properties fo:font-weight="bold" officeooo:rsid="001fdfba" officeooo:paragraph-rsid="001fdfba" style:font-weight-asian="bold" style:font-weight-complex="bold"/>
    </style:style>
    <style:style style:name="P2" style:family="paragraph" style:parent-style-name="Standard" style:list-style-name="L2">
      <style:text-properties officeooo:paragraph-rsid="001fdfba"/>
    </style:style>
    <style:style style:name="P3" style:family="paragraph" style:parent-style-name="Standard">
      <style:text-properties fo:font-weight="normal" officeooo:rsid="001fdfba" officeooo:paragraph-rsid="001fdfba" style:font-weight-asian="normal" style:font-weight-complex="normal"/>
    </style:style>
    <style:style style:name="P4" style:family="paragraph" style:parent-style-name="Standard">
      <style:text-properties fo:font-weight="normal" officeooo:rsid="002848cd" officeooo:paragraph-rsid="002848cd" style:font-weight-asian="normal" style:font-weight-complex="normal"/>
    </style:style>
    <style:style style:name="P5" style:family="paragraph" style:parent-style-name="Standard">
      <style:text-properties fo:font-weight="normal" officeooo:rsid="002848cd" officeooo:paragraph-rsid="002aa4e5" style:font-weight-asian="normal" style:font-weight-complex="normal"/>
    </style:style>
    <style:style style:name="P6" style:family="paragraph" style:parent-style-name="Standard">
      <style:text-properties fo:font-weight="normal" officeooo:rsid="003390ea" officeooo:paragraph-rsid="003390ea" style:font-weight-asian="normal" style:font-weight-complex="normal"/>
    </style:style>
    <style:style style:name="P7" style:family="paragraph" style:parent-style-name="Standard">
      <style:text-properties fo:font-style="italic" fo:font-weight="normal" officeooo:rsid="003390ea" officeooo:paragraph-rsid="003390ea" style:font-style-asian="italic" style:font-weight-asian="normal" style:font-style-complex="italic" style:font-weight-complex="normal"/>
    </style:style>
    <style:style style:name="T1" style:family="text">
      <style:text-properties fo:font-weight="bold" officeooo:rsid="001fdfba" style:font-weight-asian="bold" style:font-weight-complex="bold"/>
    </style:style>
    <style:style style:name="T2" style:family="text">
      <style:text-properties officeooo:rsid="00276db9"/>
    </style:style>
    <style:style style:name="T3" style:family="text">
      <style:text-properties officeooo:rsid="0028d1f7"/>
    </style:style>
    <style:style style:name="T4" style:family="text">
      <style:text-properties officeooo:rsid="002aa4e5"/>
    </style:style>
    <style:style style:name="T5" style:family="text">
      <style:text-properties officeooo:rsid="002ed14c"/>
    </style:style>
    <style:style style:name="T6" style:family="text">
      <style:text-properties officeooo:rsid="0030a2f5"/>
    </style:style>
    <style:style style:name="T7"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070609828" text:style-name="L2">
        <text:list-item>
          <text:p text:style-name="P2"><text:span text:style-name="T1">List the major goals of the project as stated in your SCGSR research proposal at the time of application, including the scientific and technological objectives of this effort. Describe the proposed technical approach to obtain those goals. If your SCGSR research proposal listed milestones/target dates for important activities or phases of the project, identify these dates and show actual completion dates or the percentage of completion.</text:span></text:p>
        </text:list-item>
        <text:list-item>
          <text:p text:style-name="P2"><text:span text:style-name="T1">Generally, the goals will not change from one reporting period to the next and are unlikely to change during the final reporting period. However, if the SCGSR program approved changes to the goals during the reporting period, list the revised goals and objectives. Also explain any significant changes in approach or methods approved by the SCGSR program. </text:span></text:p>
          <text:p text:style-name="P2"/>
        </text:list-item>
      </text:list>
      <text:p text:style-name="P3">5000 characters max:</text:p>
      <text:p text:style-name="P3"/>
      <text:p text:style-name="P4"><text:tab/>We proposed to study a recently discovered phenomenon called ‘flash’ whereby a crystal is placed under a moderate electric field at high temperature. At fixed temperature, increasing the E-field over a critical value results in a sudden drop in the resistivity of the crystal and a metallic current begins to flow. Alternatively, we can hold the E-field fixed and raise the temperature over a critical value. Once the resistivity drops, a metallic current begins to flow and the material emits light (“flashes”) in a electroluminescence like phenomenon. Flash occurs in many materials under a wide range of conditions. To date, flash is more-or-less completely enigmatic. </text:p>
      <text:p text:style-name="P5"><text:tab/>We proposed to do diffuse neutron scattering experiments to <text:span text:style-name="T6">the examine the structure of a crystal during </text:span>flash. Our primary goals were (i) to extend what is known about flash to a technologically relevant material, relaxor PMNPT, (ii) to study the effect of simultaneous E-field and B-field, and (iii) to develop non-equilibrium models for the physics of flash based what is learned in steps (i) and (ii). <text:span text:style-name="T4">To</text:span><text:span text:style-name="T3"> some extent, we have addressed </text:span><text:span text:style-name="T6">or begun addressing </text:span><text:span text:style-name="T3">each of these goals. </text:span></text:p>
      <text:p text:style-name="P5"><text:span text:style-name="T3"><text:tab/>In the case of (i), we performed in-situ </text:span><text:span text:style-name="T4">neutron diffuse scattering</text:span><text:span text:style-name="T3"> measurement</text:span><text:span text:style-name="T4">s not only for PMNPT, but also SrTiO3, additional TiO2 samples under different orientations, and attempted an experiment on La2CuO4. La2CuO4 broke during the experiment and the experiment failed.</text:span><text:span text:style-name="T3"> </text:span><text:span text:style-name="T5">These experiments were done on-schedule and were completed successfully, though the data were more-or-less null (as discussed in the mid-project report). </text:span><text:span text:style-name="T6">In short, there was no visible diffuse scattering suggesting either the absence of defects (unlikely), uncorrelated defects (possible), or that defects formed </text:span></text:p>
      <text:p text:style-name="P4"/>
      <text:p text:style-name="P4"/>
      <text:p text:style-name="P7">(ii) Explain that collaborator tested with B-field and found that the reported effect might be dubious. Ongoing effort. Rather than build B and E-field stick, we invested in a different stick for triple axis measurements.</text:p>
      <text:p text:style-name="P6"><text:span text:style-name="T7">(iii) Discuss extracting temp from flashing bragg peaks as an example of non-equilibrium modelling and explain we can’t do much with what we have so have planned follow up inelastic experiments with accepted proposals. </text:span></text:p>
      <text:p text:style-name="P3">op computational models for the non-equilibrium many body processes involved in EL.</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3:22:46.989282961</meta:creation-date>
    <dc:date>2024-05-22T15:17:50.710660964</dc:date>
    <meta:editing-duration>PT1H8M59S</meta:editing-duration>
    <meta:editing-cycles>9</meta:editing-cycles>
    <meta:generator>LibreOffice/7.3.7.2$Linux_X86_64 LibreOffice_project/30$Build-2</meta:generator>
    <meta:document-statistic meta:table-count="0" meta:image-count="0" meta:object-count="0" meta:page-count="1" meta:paragraph-count="10" meta:word-count="478" meta:character-count="3087" meta:non-whitespace-character-count="2613"/>
  </office:meta>
</office:document-meta>
</file>